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02_13-44-15_000.jpg</text:p>
          </table:table-cell>
          <table:table-cell table:style-name="ce17" office:value-type="string">
            <text:p>:m 東和 PHOTO / 210403sa / 西高島平駅 / パティーナ西高島平 / １名 / ホクシン設備（大洋新旺） / 資料：スケジュール</text:p>
          </table:table-cell>
          <table:table-cell table:style-name="ce4"/>
          <table:table-cell table:style-name="ce4"/>
          <table:table-cell table:style-name="ce4" office:value-type="string">
            <text:p>N-35-35-28.656005 E-139-34-48.885498</text:p>
          </table:table-cell>
          <table:table-cell table:style-name="ce37" table:formula="of:=IF([.E2]=&quot;&quot;;[.C2];CONCATENATE([.C2];&quot; / &quot;;[.E2]))" office:value-type="string" office:string-value=":m 東和 PHOTO / 210403sa / 西高島平駅 / パティーナ西高島平 / １名 / ホクシン設備（大洋新旺） / 資料：スケジュール">
            <text:p>:m 東和 PHOTO / 210403sa / 西高島平駅 / パティーナ西高島平 / １名 / ホクシン設備（大洋新旺） / 資料：スケジュール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02_17-00-27_000.jpg</text:p>
          </table:table-cell>
          <table:table-cell table:style-name="ce17" office:value-type="string">
            <text:p>:m 東和 PHOTO / 210403sa / 西高島平駅 / パティーナ西高島平 / １名 / ホクシン設備（大洋新旺） / 資料：地図</text:p>
          </table:table-cell>
          <table:table-cell table:style-name="ce4"/>
          <table:table-cell table:style-name="ce4"/>
          <table:table-cell table:style-name="ce4" office:value-type="string">
            <text:p>N-35-35-28.614807 E-139-34-48.885498</text:p>
          </table:table-cell>
          <table:table-cell table:style-name="ce37" table:formula="of:=IF([.E3]=&quot;&quot;;[.C3];CONCATENATE([.C3];&quot; / &quot;;[.E3]))" office:value-type="string" office:string-value=":m 東和 PHOTO / 210403sa / 西高島平駅 / パティーナ西高島平 / １名 / ホクシン設備（大洋新旺） / 資料：地図">
            <text:p>:m 東和 PHOTO / 210403sa / 西高島平駅 / パティーナ西高島平 / １名 / ホクシン設備（大洋新旺） / 資料：地図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02_17-04-22_000.jpg</text:p>
          </table:table-cell>
          <table:table-cell table:style-name="ce17" office:value-type="string">
            <text:p>:m 東和 PHOTO / 210403sa / 西高島平駅 / パティーナ西高島平 / １名 / ホクシン設備（大洋新旺） / 資料：地図：ストリート</text:p>
          </table:table-cell>
          <table:table-cell table:style-name="ce18"/>
          <table:table-cell table:style-name="ce4"/>
          <table:table-cell table:style-name="ce4" office:value-type="string">
            <text:p>N-35-35-28.669738 E-139-34-48.995361</text:p>
          </table:table-cell>
          <table:table-cell table:style-name="ce37" table:formula="of:=IF([.E4]=&quot;&quot;;[.C4];CONCATENATE([.C4];&quot; / &quot;;[.E4]))" office:value-type="string" office:string-value=":m 東和 PHOTO / 210403sa / 西高島平駅 / パティーナ西高島平 / １名 / ホクシン設備（大洋新旺） / 資料：地図：ストリート">
            <text:p>:m 東和 PHOTO / 210403sa / 西高島平駅 / パティーナ西高島平 / １名 / ホクシン設備（大洋新旺） / 資料：地図：ストリート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2_17-49-53_000.jpg</text:p>
          </table:table-cell>
          <table:table-cell table:style-name="ce17" office:value-type="string">
            <text:p>:m RES 1*1 / free# JVEMV6 71#_12 / 71. logic / w:first-order-signature,other=~,think~</text:p>
          </table:table-cell>
          <table:table-cell table:style-name="ce18"/>
          <table:table-cell table:style-name="ce4"/>
          <table:table-cell table:style-name="ce4" office:value-type="string">
            <text:p>N-35-35-28.642272 E-139-34-49.105224</text:p>
          </table:table-cell>
          <table:table-cell table:style-name="ce37" table:formula="of:=IF([.E5]=&quot;&quot;;[.C5];CONCATENATE([.C5];&quot; / &quot;;[.E5]))" office:value-type="string" office:string-value=":m RES 1*1 / free# JVEMV6 71#_12 / 71. logic / w:first-order-signature,other=~,think~">
            <text:p>:m RES 1*1 / free# JVEMV6 71#_12 / 71. logic / w:first-order-signature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02_19-01-10_000.jpg</text:p>
          </table:table-cell>
          <table:table-cell table:style-name="ce18" office:value-type="string">
            <text:p>:m :篠笛,shinobue 1-2*2 / session-memo / s.1:todays-melody,genr=~,key=F,tempo=85 \\\ s.2:rev-prev \\\ s.3:prac=cleavage-bridging,tempo=70,note=F-D-C;D-C-A \\\ s.4:todays-melody,genr=~,key=G,tempo=85 \\\ s.5:memo:oct-2:h-2==&gt;調音の高さも違うのか</text:p>
          </table:table-cell>
          <table:table-cell table:style-name="ce19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7" table:formula="of:=IF([.E6]=&quot;&quot;;[.C6];CONCATENATE([.C6];&quot; / &quot;;[.E6]))" office:value-type="string" office:string-value=":m :篠笛,shinobue 1-2*2 / session-memo / s.1:todays-melody,genr=~,key=F,tempo=85 \\\ s.2:rev-prev \\\ s.3:prac=cleavage-bridging,tempo=70,note=F-D-C;D-C-A \\\ s.4:todays-melody,genr=~,key=G,tempo=85 \\\ s.5:memo:oct-2:h-2==&gt;調音の高さも違うのか">
            <text:p>:m :篠笛,shinobue 1-2*2 / session-memo / s.1:todays-melody,genr=~,key=F,tempo=85 \\\ s.2:rev-prev \\\ s.3:prac=cleavage-bridging,tempo=70,note=F-D-C;D-C-A \\\ s.4:todays-melody,genr=~,key=G,tempo=85 \\\ s.5:memo:oct-2:h-2==&gt;調音の高さも違うの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02_20-33-17_000.jpg</text:p>
          </table:table-cell>
          <table:table-cell table:style-name="ce1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7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02_22-12-16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738403 E-139-34-49.434814</text:p>
          </table:table-cell>
          <table:table-cell table:style-name="ce37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03_03-52-44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7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03_04-59-14_000.jpg</text:p>
          </table:table-cell>
          <table:table-cell table:style-name="ce17" office:value-type="string">
            <text:p>:m 東和 PHOTO / 210403sa / 西高島平駅 / パティーナ西高島平 / １名 / ホクシン設備（大洋新旺） / 出発時間 / N-35-35-28.175354 E-139-34-49.929199</text:p>
          </table:table-cell>
          <table:table-cell table:style-name="ce17"/>
          <table:table-cell table:style-name="ce4" table:formula="of:=[.F10]" office:value-type="string" office:string-value="N-35-35-28.175354 E-139-34-49.929199">
            <text:p>N-35-35-28.175354 E-139-34-49.929199</text:p>
          </table:table-cell>
          <table:table-cell table:style-name="ce4" office:value-type="string">
            <text:p>N-35-35-28.175354 E-139-34-49.929199</text:p>
          </table:table-cell>
          <table:table-cell table:style-name="ce37" table:formula="of:=IF([.E10]=&quot;&quot;;[.C10];CONCATENATE([.C10];&quot; / &quot;;[.E10]))" office:value-type="string" office:string-value=":m 東和 PHOTO / 210403sa / 西高島平駅 / パティーナ西高島平 / １名 / ホクシン設備（大洋新旺） / 出発時間 / N-35-35-28.175354 E-139-34-49.929199 / N-35-35-28.175354 E-139-34-49.929199">
            <text:p>:m 東和 PHOTO / 210403sa / 西高島平駅 / パティーナ西高島平 / １名 / ホクシン設備（大洋新旺） / 出発時間 / N-35-35-28.175354 E-139-34-49.929199 / N-35-35-28.175354 E-139-34-49.929199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03_06-50-30_000.jpg</text:p>
          </table:table-cell>
          <table:table-cell table:style-name="ce17" office:value-type="string">
            <text:p>:m 東和 PHOTO / 210403sa / 西高島平駅 / パティーナ西高島平 / １名 / ホクシン設備（大洋新旺） / 現場状況 / N-35-47-31.789855 E-139-38-31.578369</text:p>
          </table:table-cell>
          <table:table-cell table:style-name="ce17"/>
          <table:table-cell table:style-name="ce4" table:formula="of:=[.F11]" office:value-type="string" office:string-value="N-35-47-31.789855 E-139-38-31.578369">
            <text:p>N-35-47-31.789855 E-139-38-31.578369</text:p>
          </table:table-cell>
          <table:table-cell table:style-name="ce4" office:value-type="string">
            <text:p>N-35-47-31.789855 E-139-38-31.578369</text:p>
          </table:table-cell>
          <table:table-cell table:style-name="ce37" table:formula="of:=IF([.E11]=&quot;&quot;;[.C11];CONCATENATE([.C11];&quot; / &quot;;[.E11]))" office:value-type="string" office:string-value=":m 東和 PHOTO / 210403sa / 西高島平駅 / パティーナ西高島平 / １名 / ホクシン設備（大洋新旺） / 現場状況 / N-35-47-31.789855 E-139-38-31.578369 / N-35-47-31.789855 E-139-38-31.578369">
            <text:p>:m 東和 PHOTO / 210403sa / 西高島平駅 / パティーナ西高島平 / １名 / ホクシン設備（大洋新旺） / 現場状況 / N-35-47-31.789855 E-139-38-31.578369 / N-35-47-31.789855 E-139-38-31.578369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03_06-50-35_000.jpg</text:p>
          </table:table-cell>
          <table:table-cell table:style-name="ce17" office:value-type="string">
            <text:p>:m 東和 PHOTO / 210403sa / 西高島平駅 / パティーナ西高島平 / １名 / ホクシン設備（大洋新旺） / 現場状況 / N-35-47-31.789855 E-139-38-31.578369</text:p>
          </table:table-cell>
          <table:table-cell table:style-name="ce28"/>
          <table:table-cell table:style-name="ce4" table:formula="of:=[.F12]" office:value-type="string" office:string-value="N-35-47-31.789855 E-139-38-31.578369">
            <text:p>N-35-47-31.789855 E-139-38-31.578369</text:p>
          </table:table-cell>
          <table:table-cell table:style-name="ce4" office:value-type="string">
            <text:p>N-35-47-31.789855 E-139-38-31.578369</text:p>
          </table:table-cell>
          <table:table-cell table:style-name="ce37" table:formula="of:=IF([.E12]=&quot;&quot;;[.C12];CONCATENATE([.C12];&quot; / &quot;;[.E12]))" office:value-type="string" office:string-value=":m 東和 PHOTO / 210403sa / 西高島平駅 / パティーナ西高島平 / １名 / ホクシン設備（大洋新旺） / 現場状況 / N-35-47-31.789855 E-139-38-31.578369 / N-35-47-31.789855 E-139-38-31.578369">
            <text:p>:m 東和 PHOTO / 210403sa / 西高島平駅 / パティーナ西高島平 / １名 / ホクシン設備（大洋新旺） / 現場状況 / N-35-47-31.789855 E-139-38-31.578369 / N-35-47-31.789855 E-139-38-31.578369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4-03_06-50-48_000.jpg</text:p>
          </table:table-cell>
          <table:table-cell table:style-name="ce17" office:value-type="string">
            <text:p>:m 東和 PHOTO / 210403sa / 西高島平駅 / パティーナ西高島平 / １名 / ホクシン設備（大洋新旺） / 現場状況 / N-35-47-31.789855 E-139-38-31.578369</text:p>
          </table:table-cell>
          <table:table-cell table:style-name="ce28"/>
          <table:table-cell table:style-name="ce4" table:formula="of:=[.F13]" office:value-type="string" office:string-value="N-35-47-31.789855 E-139-38-31.578369">
            <text:p>N-35-47-31.789855 E-139-38-31.578369</text:p>
          </table:table-cell>
          <table:table-cell table:style-name="ce4" office:value-type="string">
            <text:p>N-35-47-31.789855 E-139-38-31.578369</text:p>
          </table:table-cell>
          <table:table-cell table:style-name="ce37" table:formula="of:=IF([.E13]=&quot;&quot;;[.C13];CONCATENATE([.C13];&quot; / &quot;;[.E13]))" office:value-type="string" office:string-value=":m 東和 PHOTO / 210403sa / 西高島平駅 / パティーナ西高島平 / １名 / ホクシン設備（大洋新旺） / 現場状況 / N-35-47-31.789855 E-139-38-31.578369 / N-35-47-31.789855 E-139-38-31.578369">
            <text:p>:m 東和 PHOTO / 210403sa / 西高島平駅 / パティーナ西高島平 / １名 / ホクシン設備（大洋新旺） / 現場状況 / N-35-47-31.789855 E-139-38-31.578369 / N-35-47-31.789855 E-139-38-31.578369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4-03_06-51-03_000.jpg</text:p>
          </table:table-cell>
          <table:table-cell table:style-name="ce17" office:value-type="string">
            <text:p>:m 東和 PHOTO / 210403sa / 西高島平駅 / パティーナ西高島平 / １名 / ホクシン設備（大洋新旺） / 現場状況 / N-35-47-31.473999 E-139-38-31.138916</text:p>
          </table:table-cell>
          <table:table-cell table:style-name="ce17"/>
          <table:table-cell table:style-name="ce4" table:formula="of:=[.F14]" office:value-type="string" office:string-value="N-35-47-31.473999 E-139-38-31.138916">
            <text:p>N-35-47-31.473999 E-139-38-31.138916</text:p>
          </table:table-cell>
          <table:table-cell table:style-name="ce4" office:value-type="string">
            <text:p>N-35-47-31.473999 E-139-38-31.138916</text:p>
          </table:table-cell>
          <table:table-cell table:style-name="ce37" table:formula="of:=IF([.E14]=&quot;&quot;;[.C14];CONCATENATE([.C14];&quot; / &quot;;[.E14]))" office:value-type="string" office:string-value=":m 東和 PHOTO / 210403sa / 西高島平駅 / パティーナ西高島平 / １名 / ホクシン設備（大洋新旺） / 現場状況 / N-35-47-31.473999 E-139-38-31.138916 / N-35-47-31.473999 E-139-38-31.138916">
            <text:p>:m 東和 PHOTO / 210403sa / 西高島平駅 / パティーナ西高島平 / １名 / ホクシン設備（大洋新旺） / 現場状況 / N-35-47-31.473999 E-139-38-31.138916 / N-35-47-31.473999 E-139-38-31.138916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4-03_06-51-13_000.jpg</text:p>
          </table:table-cell>
          <table:table-cell table:style-name="ce17" office:value-type="string">
            <text:p>:m 東和 PHOTO / 210403sa / 西高島平駅 / パティーナ西高島平 / １名 / ホクシン設備（大洋新旺） / 現場状況 / N-35-47-31.473999 E-139-38-31.138916</text:p>
          </table:table-cell>
          <table:table-cell table:style-name="ce20"/>
          <table:table-cell table:style-name="ce4" table:formula="of:=[.F15]" office:value-type="string" office:string-value="N-35-47-31.473999 E-139-38-31.138916">
            <text:p>N-35-47-31.473999 E-139-38-31.138916</text:p>
          </table:table-cell>
          <table:table-cell table:style-name="ce4" office:value-type="string">
            <text:p>N-35-47-31.473999 E-139-38-31.138916</text:p>
          </table:table-cell>
          <table:table-cell table:style-name="ce37" table:formula="of:=IF([.E15]=&quot;&quot;;[.C15];CONCATENATE([.C15];&quot; / &quot;;[.E15]))" office:value-type="string" office:string-value=":m 東和 PHOTO / 210403sa / 西高島平駅 / パティーナ西高島平 / １名 / ホクシン設備（大洋新旺） / 現場状況 / N-35-47-31.473999 E-139-38-31.138916 / N-35-47-31.473999 E-139-38-31.138916">
            <text:p>:m 東和 PHOTO / 210403sa / 西高島平駅 / パティーナ西高島平 / １名 / ホクシン設備（大洋新旺） / 現場状況 / N-35-47-31.473999 E-139-38-31.138916 / N-35-47-31.473999 E-139-38-31.138916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4-03_07-14-38_000.jpg</text:p>
          </table:table-cell>
          <table:table-cell table:style-name="ce18" office:value-type="string">
            <text:p>:PHOTO 記録しておきたいもの / @西高島平駅、東和現場 / object=ポンプ車：側面：数字 / N-35-47-30.650024 E-139-38-30.479736</text:p>
          </table:table-cell>
          <table:table-cell table:style-name="ce28"/>
          <table:table-cell table:style-name="ce4" table:formula="of:=[.F16]" office:value-type="string" office:string-value="N-35-47-30.650024 E-139-38-30.479736">
            <text:p>N-35-47-30.650024 E-139-38-30.479736</text:p>
          </table:table-cell>
          <table:table-cell table:style-name="ce4" office:value-type="string">
            <text:p>N-35-47-30.650024 E-139-38-30.479736</text:p>
          </table:table-cell>
          <table:table-cell table:style-name="ce37" table:formula="of:=IF([.E16]=&quot;&quot;;[.C16];CONCATENATE([.C16];&quot; / &quot;;[.E16]))" office:value-type="string" office:string-value=":PHOTO 記録しておきたいもの / @西高島平駅、東和現場 / object=ポンプ車：側面：数字 / N-35-47-30.650024 E-139-38-30.479736 / N-35-47-30.650024 E-139-38-30.479736">
            <text:p>:PHOTO 記録しておきたいもの / @西高島平駅、東和現場 / object=ポンプ車：側面：数字 / N-35-47-30.650024 E-139-38-30.479736 / N-35-47-30.650024 E-139-38-30.479736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4-03_14-30-30_000.jpg</text:p>
          </table:table-cell>
          <table:table-cell table:style-name="ce19" office:value-type="string">
            <text:p>:m 食べた物</text:p>
          </table:table-cell>
          <table:table-cell table:style-name="ce28"/>
          <table:table-cell table:style-name="ce4"/>
          <table:table-cell table:style-name="ce4" office:value-type="string">
            <text:p>N-35-35-28.669738 E-139-34-49.105224</text:p>
          </table:table-cell>
          <table:table-cell table:style-name="ce37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4-03_17-46-54_000.jpg</text:p>
          </table:table-cell>
          <table:table-cell table:style-name="ce19" office:value-type="string">
            <text:p>:m RES 1*1 / free# JVEMV6 71#_12 / 71. logic / w:intended-interpretation;standard-model;isomorphic;formation-rules;syntactical-rules,other=list-of-original-symbols:interpretation,think~</text:p>
          </table:table-cell>
          <table:table-cell table:style-name="ce20"/>
          <table:table-cell table:style-name="ce4"/>
          <table:table-cell table:style-name="ce4" office:value-type="string">
            <text:p>N-35-35-28.683471 E-139-34-49.050292</text:p>
          </table:table-cell>
          <table:table-cell table:style-name="ce37" table:formula="of:=IF([.E18]=&quot;&quot;;[.C18];CONCATENATE([.C18];&quot; / &quot;;[.E18]))" office:value-type="string" office:string-value=":m RES 1*1 / free# JVEMV6 71#_12 / 71. logic / w:intended-interpretation;standard-model;isomorphic;formation-rules;syntactical-rules,other=list-of-original-symbols:interpretation,think~">
            <text:p>:m RES 1*1 / free# JVEMV6 71#_12 / 71. logic / w:intended-interpretation;standard-model;isomorphic;formation-rules;syntactical-rules,other=list-of-original-symbols:interpretation,think~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4-03_19-09-25_000.jpg</text:p>
          </table:table-cell>
          <table:table-cell table:style-name="ce18" office:value-type="string">
            <text:p>:m :篠笛,shinobue 1-2*2 / session-memo / s.1:ear-copy:write-out:sanjo \\\ s.2:rev-prev \\\ s.3:todays-melody,genr=jazz,for=hole-1-or-more-jump,key=G,tempo=90 \\\ s.4:prac:seq,note=D-C-A</text:p>
          </table:table-cell>
          <table:table-cell table:style-name="ce18"/>
          <table:table-cell table:style-name="ce4"/>
          <table:table-cell table:style-name="ce4" office:value-type="string">
            <text:p>N-35-35-28.62854 E-139-34-49.215087</text:p>
          </table:table-cell>
          <table:table-cell table:style-name="ce37" table:formula="of:=IF([.E19]=&quot;&quot;;[.C19];CONCATENATE([.C19];&quot; / &quot;;[.E19]))" office:value-type="string" office:string-value=":m :篠笛,shinobue 1-2*2 / session-memo / s.1:ear-copy:write-out:sanjo \\\ s.2:rev-prev \\\ s.3:todays-melody,genr=jazz,for=hole-1-or-more-jump,key=G,tempo=90 \\\ s.4:prac:seq,note=D-C-A">
            <text:p>:m :篠笛,shinobue 1-2*2 / session-memo / s.1:ear-copy:write-out:sanjo \\\ s.2:rev-prev \\\ s.3:todays-melody,genr=jazz,for=hole-1-or-more-jump,key=G,tempo=90 \\\ s.4:prac:seq,note=D-C-A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4-03_20-59-51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32409 E-139-34-48.940429</text:p>
          </table:table-cell>
          <table:table-cell table:style-name="ce37" table:formula="of:=IF([.E20]=&quot;&quot;;[.C20];CONCATENATE([.C20];&quot; / &quot;;[.E20]))" office:value-type="string" office:string-value=":m 食べた物">
            <text:p>:m 食べた物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4-03_23-23-45_000.jpg</text:p>
          </table:table-cell>
          <table:table-cell table:style-name="ce19" office:value-type="strin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17"/>
          <table:table-cell table:style-name="ce4"/>
          <table:table-cell table:style-name="ce4" office:value-type="string">
            <text:p>N-35-35-29.177856 E-139-34-49.050292</text:p>
          </table:table-cell>
          <table:table-cell table:style-name="ce37" table:formula="of:=IF([.E21]=&quot;&quot;;[.C21];CONCATENATE([.C21];&quot; / &quot;;[.E21]))" office:value-type="string" office:string-value=":PHOTO 記録 / 経過記録；作ったもの / food=焼酎漬け / material=ニンニク：１玉；liquor=麦焼酎：??ml,time=~,container=big-medium-jar-at-kitchen / type=~,other=~,id=2021-04-03_23-23-45_000.jp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4-04_01-40-30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28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7" table:formula="of:=IF([.E22]=&quot;&quot;;[.C22];CONCATENATE([.C22];&quot; / &quot;;[.E2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4-04_01-40-37_000.jpg</text:p>
          </table:table-cell>
          <table:table-cell table:style-name="ce19" office:value-type="string">
            <text:p>:m :PHOTO 寝た時刻 / 2020</text:p>
          </table:table-cell>
          <table:table-cell table:style-name="ce28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7" table:formula="of:=IF([.E23]=&quot;&quot;;[.C23];CONCATENATE([.C23];&quot; / &quot;;[.E23]))" office:value-type="string" office:string-value=":m :PHOTO 寝た時刻 / 2020">
            <text:p>:m :PHOTO 寝た時刻 / 202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4-04_07-46-43_000.jpg</text:p>
          </table:table-cell>
          <table:table-cell table:style-name="ce17" office:value-type="string">
            <text:p>:m :PHOTO 起きた時刻 / 2020</text:p>
          </table:table-cell>
          <table:table-cell table:style-name="ce28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7" table:formula="of:=IF([.E24]=&quot;&quot;;[.C24];CONCATENATE([.C24];&quot; / &quot;;[.E24]))" office:value-type="string" office:string-value=":m :PHOTO 起きた時刻 / 2020">
            <text:p>:m :PHOTO 起きた時刻 / 202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4-04_08-03-13_000.jpg</text:p>
          </table:table-cell>
          <table:table-cell table:style-name="ce19" office:value-type="strin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28"/>
          <table:table-cell table:style-name="ce4"/>
          <table:table-cell table:style-name="ce4" office:value-type="string">
            <text:p>N-35-35-29.301452 E-139-34-49.489746</text:p>
          </table:table-cell>
          <table:table-cell table:style-name="ce37" table:formula="of:=IF([.E25]=&quot;&quot;;[.C25];CONCATENATE([.C25];&quot; / &quot;;[.E25]))" office:value-type="string" office:string-value=":PHOTO 記録 / 経過記録；作ったもの / food=焼酎漬け / material=ニンニク：１玉；liquor=麦焼酎：??ml,time=~,container=big-medium-jar-at-kitchen / type=~,other=~,id=2021-04-03_23-23-45_000.jp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4-04_08-21-41_000.jpg</text:p>
          </table:table-cell>
          <table:table-cell table:style-name="ce17" office:value-type="string">
            <text:p>:m 東和 PHOTO / 210403sa / 西高島平駅 / パティーナ西高島平 / １名 / ホクシン設備（大洋新旺） / 日報</text:p>
          </table:table-cell>
          <table:table-cell table:style-name="ce28"/>
          <table:table-cell table:style-name="ce4"/>
          <table:table-cell table:style-name="ce4" office:value-type="string">
            <text:p>N-35-35-28.573608 E-139-34-49.050292</text:p>
          </table:table-cell>
          <table:table-cell table:style-name="ce37" table:formula="of:=IF([.E26]=&quot;&quot;;[.C26];CONCATENATE([.C26];&quot; / &quot;;[.E26]))" office:value-type="string" office:string-value=":m 東和 PHOTO / 210403sa / 西高島平駅 / パティーナ西高島平 / １名 / ホクシン設備（大洋新旺） / 日報">
            <text:p>:m 東和 PHOTO / 210403sa / 西高島平駅 / パティーナ西高島平 / １名 / ホクシン設備（大洋新旺） / 日報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02_20-00-35_000.mid</text:p>
          </table:table-cell>
          <table:table-cell table:style-name="ce8" office:value-type="string">
            <text:p>:in-mid / app=perfect-piano / 演奏、play / id-2021-0402-1 / category=melody,inst=~,for=~,genre=~</text:p>
          </table:table-cell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string" office:string-value=":in-mid / app=perfect-piano / 演奏、play / id-2021-0402-1 / category=melody,inst=~,for=~,genre=~">
            <text:p>:in-mid / app=perfect-piano / 演奏、play / id-2021-0402-1 / category=melody,inst=~,for=~,genre=~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4">2021/04/04</text:date>, <text:time>09:0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04T09:06:51.50</dc:date>
    <dc:creator>iwabuchi ken</dc:creator>
    <meta:editing-duration>P32DT9H7M16S</meta:editing-duration>
    <meta:editing-cycles>12063</meta:editing-cycles>
    <meta:document-statistic meta:table-count="1" meta:cell-count="396" meta:object-count="0"/>
  </office:meta>
</office:document-meta>
</file>